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792cm" fo:break-before="page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7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1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6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58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transparent" style:vertical-align="automatic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</style:style>
    <style:style style:name="ce10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solid" style:text-underline-width="auto" style:text-underline-color="font-color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Arial" fo:font-size="9pt" style:font-size-asian="9pt" style:font-size-complex="9pt"/>
    </style:style>
    <style:style style:name="T12" style:family="text">
      <style:text-properties style:font-name="Arial" fo:font-size="9pt" style:font-name-asian="Wingdings" style:font-size-asian="9pt" style:font-name-complex="Wingdings" style:font-size-complex="9pt"/>
    </style:style>
    <style:style style:name="T1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6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9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20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21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42"/>
        <table:table-column table:style-name="co4" table:default-cell-style-name="ce52"/>
        <table:table-column table:style-name="co5" table:default-cell-style-name="ce66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74"/>
          <table:table-cell table:style-name="ce19" office:value-type="string">
            <text:p>SESSION 2010</text:p>
          </table:table-cell>
          <table:table-cell table:style-name="ce19" table:number-columns-repeated="2"/>
          <table:table-cell table:style-name="ce101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9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3"/>
          <table:table-cell table:style-name="ce75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2" table:number-columns-spanned="4" table:number-rows-spanned="1"/>
          <table:covered-table-cell table:style-name="ce36"/>
          <table:covered-table-cell table:style-name="ce36"/>
          <table:covered-table-cell table:style-name="ce61"/>
          <table:table-cell table:number-columns-repeated="3"/>
          <table:table-cell table:style-name="ce75"/>
          <table:table-cell table:number-columns-repeated="1015"/>
        </table:table-row>
        <table:table-row table:style-name="ro6">
          <table:table-cell table:style-name="ce6"/>
          <table:table-cell table:style-name="ce23" office:value-type="string" table:number-columns-spanned="4" table:number-rows-spanned="1">
            <text:p>Classe de 3<text:span text:style-name="T9">ème</text:span></text:p>
          </table:table-cell>
          <table:covered-table-cell table:style-name="ce37"/>
          <table:covered-table-cell table:style-name="ce49"/>
          <table:covered-table-cell table:style-name="ce62"/>
          <table:table-cell table:number-columns-repeated="1019"/>
        </table:table-row>
        <table:table-row table:style-name="ro7">
          <table:table-cell table:style-name="ce7" office:value-type="string" table:number-columns-spanned="1" table:number-rows-spanned="2">
            <text:p>DISCIPLINES</text:p>
          </table:table-cell>
          <table:table-cell table:style-name="ce24" office:value-type="string" table:number-columns-spanned="1" table:number-rows-spanned="2">
            <text:p>Note moyenne de la classe </text:p>
          </table:table-cell>
          <table:table-cell table:style-name="ce38" office:value-type="string" table:number-columns-spanned="1" table:number-rows-spanned="2">
            <text:p>APPRECIATIONS DES PROFESSEURS</text:p>
          </table:table-cell>
          <table:table-cell table:style-name="ce50" office:value-type="string" table:number-columns-spanned="2" table:number-rows-spanned="2">
            <text:p>Note moyenne de l'élève </text:p>
          </table:table-cell>
          <table:covered-table-cell table:style-name="ce63"/>
          <table:table-cell table:style-name="ce76" office:value-type="string" table:number-columns-spanned="2" table:number-rows-spanned="1">
            <text:p>Brevet Informatique et Internet <text:s text:c="3"/>B2I</text:p>
          </table:table-cell>
          <table:covered-table-cell table:style-name="ce86"/>
          <table:table-cell table:style-name="ce97"/>
          <table:table-cell table:number-columns-repeated="1016"/>
        </table:table-row>
        <table:table-row table:style-name="ro8">
          <table:covered-table-cell table:style-name="ce8"/>
          <table:covered-table-cell table:style-name="ce25"/>
          <table:covered-table-cell table:style-name="ce39"/>
          <table:covered-table-cell table:style-name="ce51"/>
          <table:covered-table-cell table:style-name="ce64"/>
          <table:table-cell table:style-name="ce77" office:value-type="string">
            <text:p>[eleves.114.0;if [val]='MS';then 'X';else 'O'] </text:p>
          </table:table-cell>
          <table:table-cell table:style-name="ce87" office:value-type="string">
            <text:p>MS <text:span text:style-name="T13">Maîtrise du socle commun</text:span>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40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65"/>
          <table:table-cell table:style-name="ce77" office:value-type="string">
            <text:p>[eleves.114.0;if [val]='ME';then 'X';else 'O ']</text:p>
          </table:table-cell>
          <table:table-cell table:style-name="ce87" office:value-type="string">
            <text:p>ME<text:span text:style-name="T14"> Maîtrise de </text:span><text:span text:style-name="T15">certains éléments du socle commun</text:span><text:span text:style-name="T13"> </text:span>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41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65"/>
          <table:table-cell table:style-name="ce78"/>
          <table:table-cell table:style-name="ce33" table:number-columns-repeated="2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79"/>
          <table:table-cell table:style-name="ce33" table:number-columns-repeated="2"/>
          <table:table-cell table:number-columns-repeated="1016"/>
        </table:table-row>
        <table:table-row table:style-name="ro9">
          <table:covered-table-cell table:style-name="ce11"/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80"/>
          <table:table-cell table:style-name="ce88" office:value-type="string">
            <text:p>Évaluation du Niveau A2 en LVE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Prévention Santé Environnement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81"/>
          <table:table-cell table:style-name="ce89" office:value-type="string">
            <text:p>(non évalué si choix <text:s/>= Sciences Physiques)</text:p>
          </table:table-cell>
          <table:table-cell table:style-name="ce98"/>
          <table:table-cell table:number-columns-repeated="1016"/>
        </table:table-row>
        <table:table-row table:style-name="ro9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7" office:value-type="string">
            <text:p>[eleves.115.0;if [val]='MS';then 'X';else 'O']</text:p>
          </table:table-cell>
          <table:table-cell table:style-name="ce90" office:value-type="string">
            <text:p>MS <text:span text:style-name="T13">Maîtrise du socle commun</text:span></text:p>
          </table:table-cell>
          <table:table-cell table:style-name="ce89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7" office:value-type="string">
            <text:p>[eleves.115.0;if [val]='ME';then 'X';else 'O']</text:p>
          </table:table-cell>
          <table:table-cell table:style-name="ce90" office:value-type="string">
            <text:p>ME<text:span text:style-name="T14"> Maîtrise de </text:span><text:span text:style-name="T15">certains éléments du socle commun</text:span><text:span text:style-name="T13"> </text:span></text:p>
          </table:table-cell>
          <table:table-cell table:number-columns-repeated="1017"/>
        </table:table-row>
        <table:table-row table:style-name="ro9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60</text:p>
          </table:table-cell>
          <table:covered-table-cell/>
          <table:table-cell table:number-columns-repeated="1019"/>
        </table:table-row>
        <table:table-row table:style-name="ro9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8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1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7" office:value-type="string">
            <text:p>[eleves.118.3] /20</text:p>
          </table:table-cell>
          <table:table-cell table:style-name="ce43" office:value-type="string">
            <text:p><text:s/>[eleves.118.4]</text:p>
          </table:table-cell>
          <table:table-cell table:style-name="ce53" office:value-type="string" table:number-columns-spanned="2" table:number-rows-spanned="1">
            <text:p>[eleves.118.0]pts*</text:p>
          </table:table-cell>
          <table:covered-table-cell table:style-name="ce67"/>
          <table:table-cell table:style-name="ce83"/>
          <table:table-cell table:style-name="ce92" office:value-type="string">
            <text:p>[eleves.130.1]</text:p>
          </table:table-cell>
          <table:table-cell table:style-name="Default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28"/>
          <table:table-cell table:style-name="ce44"/>
          <table:table-cell table:style-name="ce54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8"/>
          <table:table-cell table:style-name="ce84" office:value-type="string">
            <text:p>[eleves.130.0;if [val]='';then '';if [val]='VA';then 'X';else 'O']</text:p>
          </table:table-cell>
          <table:table-cell table:style-name="ce93" office:value-type="string">
            <text:p><text:span text:style-name="T16">[eleves.130.0;if [val]='';then '';else '</text:span><text:span text:style-name="T17">VA</text:span><text:span text:style-name="T18"> : Niveau A2 de langue régionale validé</text:span><text:span text:style-name="T16">']</text:span></text:p>
          </table:table-cell>
          <table:table-cell table:style-name="ce99"/>
          <table:table-cell table:number-columns-repeated="1016"/>
        </table:table-row>
        <table:table-row table:style-name="ro11">
          <table:table-cell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5" office:value-type="string" table:number-columns-spanned="1" table:number-rows-spanned="2">
            <text:p>[eleves.121.4]</text:p>
          </table:table-cell>
          <table:table-cell table:style-name="ce55" office:value-type="string" table:number-columns-spanned="2" table:number-rows-spanned="2">
            <text:p>[eleves.121.0]</text:p>
          </table:table-cell>
          <table:covered-table-cell table:style-name="ce69"/>
          <table:table-cell table:style-name="ce84" office:value-type="string">
            <text:p>[eleves.130.0;if [val]='';then '';if [val]='NV';then 'X';else 'O']</text:p>
          </table:table-cell>
          <table:table-cell table:style-name="ce94" office:value-type="string">
            <text:p><text:span text:style-name="T19">[eleves.130.0;if [val]='';then '';else '</text:span><text:span text:style-name="T20">NV</text:span><text:span text:style-name="T21"> : Niveau A2 de langue régionale non validé</text:span><text:span text:style-name="T19">']</text:span></text:p>
          </table:table-cell>
          <table:table-cell table:style-name="Default"/>
          <table:table-cell table:style-name="ce100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0"/>
          <table:covered-table-cell table:style-name="ce46"/>
          <table:covered-table-cell table:style-name="ce56"/>
          <table:covered-table-cell table:style-name="ce70"/>
          <table:table-cell table:style-name="Default"/>
          <table:table-cell table:style-name="ce95"/>
          <table:table-cell table:style-name="Default"/>
          <table:table-cell table:style-name="ce100" table:number-columns-repeated="5"/>
          <table:table-cell table:number-columns-repeated="1011"/>
        </table:table-row>
        <table:table-row table:style-name="ro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1"/>
          <table:covered-table-cell table:style-name="ce47"/>
          <table:table-cell table:style-name="ce57" office:value-type="string" table:number-columns-spanned="2" table:number-rows-spanned="2">
            <text:p><text:span text:style-name="T10">DECISI</text:span><text:span text:style-name="T11">ON</text:span></text:p>
            <text:p><text:span text:style-name="T11">[eleves.decision;if [val]='O';then '</text:span><text:span text:style-name="T12">Avis favorable</text:span><text:span text:style-name="T11">';else </text:span><text:span text:style-name="T12">'Avis défavorable</text:span><text:span text:style-name="T11">'] </text:span></text:p>
          </table:table-cell>
          <table:covered-table-cell table:style-name="ce71"/>
          <table:table-cell table:style-name="ce85"/>
          <table:table-cell table:style-name="ce96" office:value-type="string">
            <text:p>Joindre la feuille de position B2I et la fiche <text:s/>d'évaluation niveau A2</text:p>
          </table:table-cell>
          <table:table-cell table:style-name="ce85" table:number-columns-repeated="1017"/>
        </table:table-row>
        <table:table-row table:style-name="ro12" table:visibility="collapse">
          <table:covered-table-cell table:style-name="ce16"/>
          <table:covered-table-cell table:style-name="ce32"/>
          <table:covered-table-cell table:style-name="ce48"/>
          <table:covered-table-cell table:style-name="ce58"/>
          <table:covered-table-cell table:style-name="ce72"/>
          <table:table-cell table:style-name="ce85" table:number-columns-repeated="1019"/>
        </table:table-row>
        <table:table-row table:style-name="ro13">
          <table:table-cell table:style-name="ce16"/>
          <table:table-cell table:style-name="ce32"/>
          <table:table-cell table:style-name="ce48"/>
          <table:table-cell table:style-name="ce58"/>
          <table:table-cell table:style-name="ce73"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4">
          <table:table-cell table:style-name="ce18" office:value-type="string" table:number-columns-spanned="5" table:number-rows-spanned="1">
            <text:p>[eleves;block=end]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named-expressions>
        <table:named-range table:name="Excel_BuiltIn_Print_Area_1" table:base-cell-address="$'Pro sans mdp'.$A$1" table:cell-range-address="$'Pro sans mdp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5:33.20</dc:date>
    <meta:print-date>2010-02-02T15:56:07</meta:print-date>
    <meta:generator>OpenOffice.org/3.2$Win32 OpenOffice.org_project/320m12$Build-9483</meta:generator>
    <meta:editing-duration>PT01H35M31S</meta:editing-duration>
    <meta:editing-cycles>10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